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4fb" officeooo:paragraph-rsid="001034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egyzokonyv</text:p>
      <text:p text:style-name="P1"/>
      <text:p text:style-name="P1">Datum: </text:p>
      <text:p text:style-name="P1">Keszito:</text:p>
      <text:p text:style-name="P1"/>
      <text:p text:style-name="P1">Kiserlet: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9:59:05.131069757</meta:creation-date>
    <dc:date>2024-03-13T09:59:48.797255779</dc:date>
    <meta:editing-duration>PT44S</meta:editing-duration>
    <meta:editing-cycles>1</meta:editing-cycles>
    <meta:document-statistic meta:table-count="0" meta:image-count="0" meta:object-count="0" meta:page-count="1" meta:paragraph-count="4" meta:word-count="4" meta:character-count="35" meta:non-whitespace-character-count="34"/>
    <meta:generator>LibreOffice/7.5.9.2$Linux_X86_64 LibreOffice_project/50$Build-2</meta:generator>
  </office:meta>
</office:document-meta>
</file>